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defca" officeooo:paragraph-rsid="001defca"/>
    </style:style>
    <style:style style:name="P2" style:family="paragraph" style:parent-style-name="Standard">
      <style:paragraph-properties fo:text-align="center" style:justify-single-word="false"/>
      <style:text-properties officeooo:rsid="001defca" officeooo:paragraph-rsid="001defca"/>
    </style:style>
    <style:style style:name="P3" style:family="paragraph" style:parent-style-name="Standard">
      <style:text-properties officeooo:rsid="001defca" officeooo:paragraph-rsid="001f9bfe"/>
    </style:style>
    <style:style style:name="P4" style:family="paragraph" style:parent-style-name="Standard">
      <style:text-properties officeooo:rsid="001e96a8" officeooo:paragraph-rsid="001defca"/>
    </style:style>
    <style:style style:name="P5" style:family="paragraph" style:parent-style-name="Standard">
      <style:text-properties officeooo:rsid="001f16d1" officeooo:paragraph-rsid="001f16d1"/>
    </style:style>
    <style:style style:name="P6" style:family="paragraph" style:parent-style-name="Standard">
      <style:text-properties officeooo:rsid="001f16d1" officeooo:paragraph-rsid="0024068b"/>
    </style:style>
    <style:style style:name="P7" style:family="paragraph" style:parent-style-name="Standard">
      <style:text-properties officeooo:rsid="00208156" officeooo:paragraph-rsid="00208156"/>
    </style:style>
    <style:style style:name="P8" style:family="paragraph" style:parent-style-name="Standard">
      <style:text-properties fo:font-style="italic" officeooo:rsid="001f9bfe" officeooo:paragraph-rsid="001f9bfe" style:font-style-asian="italic" style:font-style-complex="italic"/>
    </style:style>
    <style:style style:name="P9" style:family="paragraph" style:parent-style-name="Standard">
      <style:text-properties officeooo:rsid="00212db3" officeooo:paragraph-rsid="0024068b"/>
    </style:style>
    <style:style style:name="P10" style:family="paragraph" style:parent-style-name="Standard">
      <style:text-properties officeooo:rsid="0022a1d0" officeooo:paragraph-rsid="0022a1d0"/>
    </style:style>
    <style:style style:name="P11" style:family="paragraph" style:parent-style-name="Standard">
      <style:text-properties officeooo:rsid="0025c38f" officeooo:paragraph-rsid="0025c38f"/>
    </style:style>
    <style:style style:name="P12" style:family="paragraph" style:parent-style-name="Standard">
      <style:text-properties officeooo:rsid="0024068b" officeooo:paragraph-rsid="0024068b"/>
    </style:style>
    <style:style style:name="T1" style:family="text">
      <style:text-properties officeooo:rsid="001defca"/>
    </style:style>
    <style:style style:name="T2" style:family="text">
      <style:text-properties officeooo:rsid="001f16d1"/>
    </style:style>
    <style:style style:name="T3" style:family="text">
      <style:text-properties officeooo:rsid="001f9bfe"/>
    </style:style>
    <style:style style:name="T4" style:family="text">
      <style:text-properties officeooo:rsid="00208156"/>
    </style:style>
    <style:style style:name="T5" style:family="text">
      <style:text-properties officeooo:rsid="00212db3"/>
    </style:style>
    <style:style style:name="T6" style:family="text">
      <style:text-properties officeooo:rsid="0022a1d0"/>
    </style:style>
    <style:style style:name="T7" style:family="text">
      <style:text-properties officeooo:rsid="0024068b"/>
    </style:style>
    <style:style style:name="T8" style:family="text">
      <style:text-properties officeooo:rsid="0025c3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Directional Set</text:span> <text:span text:style-name="T1">Algebra</text:span></text:p>
      <text:p text:style-name="P2">by Sven Nilsen, 2020</text:p>
      <text:p text:style-name="P1"/>
      <text:p text:style-name="P8">In Set Theory, one is reasoning about sets as some kind of universal structure. The operators on sets are total. However, when formalizing more rigid structures it can be convenient to use partial operators. <text:span text:style-name="T4">Directional Set Algebra is designed for formalization with sets using partial operators.</text:span></text:p>
      <text:p text:style-name="P1"/>
      <text:p text:style-name="P1">A <text:span text:style-name="T4">Directional</text:span> <text:span text:style-name="T4">Set</text:span> <text:span text:style-name="T4">Algebra has</text:span> <text:span text:style-name="T2">the following operators, elements and laws:</text:span></text:p>
      <text:p text:style-name="P1"/>
      <text:p text:style-name="P1"><text:tab/><text:span text:style-name="T2">+<text:tab/><text:tab/>Addition (associative, commutative)</text:span></text:p>
      <text:p text:style-name="P3"><text:tab/>-<text:tab/><text:tab/><text:span text:style-name="T2">Subtraction (associative)</text:span></text:p>
      <text:p text:style-name="P3"><text:tab/><text:span text:style-name="T2">=&gt;<text:tab/><text:tab/>Directional equality</text:span></text:p>
      <text:p text:style-name="P1"><text:tab/><text:span text:style-name="T2">=<text:tab/><text:tab/>Bidirectional equality</text:span></text:p>
      <text:p text:style-name="P1"/>
      <text:p text:style-name="P1"><text:tab/><text:span text:style-name="T2">0<text:tab/><text:tab/>Bottom (optional, not included in every algebra)</text:span></text:p>
      <text:p text:style-name="P1"><text:tab/><text:span text:style-name="T2">1<text:tab/><text:tab/>Top (sometimes taking another symbol, e.g. `?`)</text:span></text:p>
      <text:p text:style-name="P6"/>
      <text:p text:style-name="P6"><text:tab/><text:span text:style-name="T5">A + 0 = A<text:tab/><text:tab/>A + A =&gt; A<text:tab/><text:tab/>A + 1 =&gt; 1<text:tab/><text:tab/><text:tab/></text:span>¬<text:span text:style-name="T4">A =&gt; 1 – A</text:span></text:p>
      <text:p text:style-name="P6"/>
      <text:p text:style-name="P9">The <text:span text:style-name="T7">left</text:span> side of directional equality <text:span text:style-name="T8">`=&gt;`</text:span> is uniquely <text:span text:style-name="T7">associated with the right side.</text:span></text:p>
      <text:p text:style-name="P12">For example, `A =&gt; B` and `A =&gt; C` is not allowed.</text:p>
      <text:p text:style-name="P1"/>
      <text:p text:style-name="P7">Bidirectional equality is used when both <text:span text:style-name="T6">sides</text:span> contain sets that are exclusive.</text:p>
      <text:p text:style-name="P10">One can replace bidirectional equality with directional equalities, by expanding using algebra.</text:p>
      <text:p text:style-name="P1"/>
      <text:p text:style-name="P1">For example:</text:p>
      <text:p text:style-name="P1"/>
      <text:p text:style-name="P1"><text:tab/>A + B = C</text:p>
      <text:p text:style-name="P1"/>
      <text:p text:style-name="P1">This <text:span text:style-name="T6">equals </text:span>the following laws:</text:p>
      <text:p text:style-name="P1"/>
      <text:p text:style-name="P1"><text:tab/><text:span text:style-name="T3">A + B =&gt; C</text:span></text:p>
      <text:p text:style-name="P1"><text:tab/>C – A =<text:span text:style-name="T3">&gt;</text:span> B</text:p>
      <text:p text:style-name="P1"><text:tab/>C – B =<text:span text:style-name="T3">&gt;</text:span> A</text:p>
      <text:p text:style-name="P4"/>
      <text:p text:style-name="P5">On the other hand, <text:span text:style-name="T5">the following does not imply anything else</text:span>:</text:p>
      <text:p text:style-name="P5"/>
      <text:p text:style-name="P5"><text:tab/>A + B =&gt; C</text:p>
      <text:p text:style-name="P5"/>
      <text:p text:style-name="P11">A property of Directional Set Algebra is that one does not need to worry about what the symbols mean. In Set Theory, a set `A` means that it is a set, but in Directional Set Algebra, `A` just means `A`, unless specified otherwise. The fact that `A` behaves as a set is a consequence of the rules, not because `A` contains any ob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9T18:23:08.140538000</meta:creation-date>
    <dc:date>2020-03-29T23:10:05.782758000</dc:date>
    <meta:editing-duration>PT10M17S</meta:editing-duration>
    <meta:editing-cycles>2</meta:editing-cycles>
    <meta:generator>LibreOffice/5.1.2.2$MacOSX_X86_64 LibreOffice_project/d3bf12ecb743fc0d20e0be0c58ca359301eb705f</meta:generator>
    <meta:document-statistic meta:table-count="0" meta:image-count="0" meta:object-count="0" meta:page-count="1" meta:paragraph-count="24" meta:word-count="266" meta:character-count="1485" meta:non-whitespace-character-count="1218"/>
  </office:meta>
</office:document-meta>
</file>